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Überschrift1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Aktivitätsdiagramme<draw:frame draw:style-name="a0" draw:transform="translate(-4.42202in -3.31505in) rotate(-1.5708) translate(4.42202in 3.31505in)" draw:name="Grafik 1" text:anchor-type="as-char" svg:width="8.84403in" svg:height="6.6301in" style:rel-width="scale" style:rel-height="scale"><draw:image xlink:href="media/image1.jpeg" xlink:type="simple" xlink:show="embed" xlink:actuate="onLoad"/><svg:title/><svg:desc/></draw:frame><text:soft-page-break/><draw:frame draw:style-name="a1" draw:transform="translate(-4.56903in -3.42526in) rotate(-1.5708) translate(4.56903in 3.42526in)" draw:name="Grafik 2" text:anchor-type="as-char" svg:width="9.13806in" svg:height="6.85052in" style:rel-width="scale" style:rel-height="scale"><draw:image xlink:href="media/image2.jpeg" xlink:type="simple" xlink:show="embed" xlink:actuate="onLoad"/><svg:title/><svg:desc/></draw:frame><text:soft-page-break/><draw:frame draw:style-name="a2" draw:transform="translate(-4.57455in -3.4294in) rotate(-1.5708) translate(4.57455in 3.4294in)" draw:name="Grafik 3" text:anchor-type="as-char" svg:width="9.1491in" svg:height="6.85879in" style:rel-width="scale" style:rel-height="scale"><draw:image xlink:href="media/image3.jpeg" xlink:type="simple" xlink:show="embed" xlink:actuate="onLoad"/><svg:title/><svg:desc/></draw:frame><text:soft-page-break/><draw:frame draw:style-name="a3" draw:transform="translate(-4.57214in -3.42759in) rotate(-1.5708) translate(4.57214in 3.42759in)" draw:name="Grafik 4" text:anchor-type="as-char" svg:width="9.14429in" svg:height="6.85519in" style:rel-width="scale" style:rel-height="scale"><draw:image xlink:href="media/image4.jpeg" xlink:type="simple" xlink:show="embed" xlink:actuate="onLoad"/><svg:title/><svg:desc/></draw:frame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ander Gritzfeld</meta:initial-creator>
    <dc:creator>Alexander Gritzfeld</dc:creator>
    <meta:creation-date>2021-05-30T16:50:00Z</meta:creation-date>
    <dc:date>2021-05-30T16:52:00Z</dc:date>
    <meta:template xlink:href="Normal.dotm" xlink:type="simple"/>
    <meta:editing-cycles>1</meta:editing-cycles>
    <meta:editing-duration>PT0S</meta:editing-duration>
    <meta:document-statistic meta:page-count="4" meta:paragraph-count="1" meta:word-count="3" meta:character-count="23" meta:row-count="1" meta:non-whitespace-character-count="21"/>
  </office:meta>
</office:document-meta>
</file>